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margin-top="0cm" fo:margin-bottom="0.353cm" loext:contextual-spacing="false"/>
    </style:style>
    <style:style style:name="P3" style:family="paragraph" style:parent-style-name="Standard">
      <style:paragraph-properties fo:margin-top="0cm" fo:margin-bottom="0.353cm" loext:contextual-spacing="false"/>
      <style:text-properties officeooo:rsid="0003cc18" officeooo:paragraph-rsid="0003cc18"/>
    </style:style>
    <style:style style:name="P4" style:family="paragraph" style:parent-style-name="Standard">
      <style:paragraph-properties fo:margin-top="0cm" fo:margin-bottom="0.353cm" loext:contextual-spacing="false"/>
      <style:text-properties officeooo:rsid="00055911" officeooo:paragraph-rsid="00055911"/>
    </style:style>
    <style:style style:name="P5" style:family="paragraph" style:parent-style-name="Standard">
      <style:paragraph-properties fo:margin-top="0cm" fo:margin-bottom="0.353cm" loext:contextual-spacing="false"/>
      <style:text-properties fo:font-weight="bold" officeooo:rsid="00055911" officeooo:paragraph-rsid="00055911" style:font-weight-asian="bold" style:font-weight-complex="bold"/>
    </style:style>
    <style:style style:name="P6" style:family="paragraph" style:parent-style-name="Standard">
      <style:paragraph-properties fo:margin-top="0cm" fo:margin-bottom="0.353cm" loext:contextual-spacing="false"/>
      <style:text-properties fo:font-weight="normal" officeooo:rsid="00055911" officeooo:paragraph-rsid="00055911" style:font-weight-asian="normal" style:font-weight-complex="normal"/>
    </style:style>
    <style:style style:name="P7" style:family="paragraph" style:parent-style-name="Standard">
      <style:paragraph-properties fo:margin-top="0cm" fo:margin-bottom="0.353cm" loext:contextual-spacing="false" fo:break-before="page"/>
      <style:text-properties fo:font-weight="bold" officeooo:rsid="0003cc18" officeooo:paragraph-rsid="0003cc18" style:font-weight-asian="bold" style:font-weight-complex="bold"/>
    </style:style>
    <style:style style:name="P8" style:family="paragraph" style:parent-style-name="List_20_Paragraph" style:list-style-name="WWNum1"/>
    <style:style style:name="P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0" style:family="paragraph" style:parent-style-name="Standard">
      <style:text-properties fo:font-style="italic" style:font-style-asian="italic"/>
    </style:style>
    <style:style style:name="P11" style:family="paragraph" style:parent-style-name="Standard">
      <style:paragraph-properties fo:margin-top="0cm" fo:margin-bottom="0.353cm" loext:contextual-spacing="false"/>
      <style:text-properties fo:font-weight="normal" officeooo:rsid="00055911" officeooo:paragraph-rsid="00055911" style:font-weight-asian="normal" style:font-weight-complex="normal"/>
    </style:style>
    <style:style style:name="P12" style:family="paragraph" style:parent-style-name="Standard">
      <style:paragraph-properties fo:margin-top="0cm" fo:margin-bottom="0.353cm" loext:contextual-spacing="false"/>
      <style:text-properties fo:font-weight="normal" officeooo:rsid="0008babe" officeooo:paragraph-rsid="0008babe" style:font-weight-asian="normal" style:font-weight-complex="normal"/>
    </style:style>
    <style:style style:name="T1" style:family="text">
      <style:text-properties fo:color="#5eb91e" style:text-line-through-style="none" style:text-line-through-type="none"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unti da sviluppare</text:p>
      <text:p text:style-name="Standard"/>
      <text:p text:style-name="P1">Marketing strategico</text:p>
      <text:list xml:id="list1459161754" text:style-name="WWNum1">
        <text:list-item>
          <text:p text:style-name="P8">il bisogno</text:p>
        </text:list-item>
        <text:list-item>
          <text:p text:style-name="P8">il prodotto / <text:s/>servizio</text:p>
        </text:list-item>
        <text:list-item>
          <text:p text:style-name="P8">il cliente target</text:p>
        </text:list-item>
        <text:list-item>
          <text:p text:style-name="P8">le fasi dell’acquisto</text:p>
        </text:list-item>
        <text:list-item>
          <text:p text:style-name="P8">le ricerche di mercato </text:p>
        </text:list-item>
        <text:list-item>
          <text:p text:style-name="P8">il piano di marketing</text:p>
        </text:list-item>
        <text:list-item>
          <text:p text:style-name="P8">analisi swot</text:p>
        </text:list-item>
        <text:list-item>
          <text:p text:style-name="P8">il proprio posizionamento</text:p>
        </text:list-item>
      </text:list>
      <text:p text:style-name="P1">Marketing operativo</text:p>
      <text:list xml:id="list182443513582553" text:continue-numbering="true" text:style-name="WWNum1">
        <text:list-item>
          <text:p text:style-name="P8">product</text:p>
        </text:list-item>
        <text:list-item>
          <text:p text:style-name="P8">place</text:p>
        </text:list-item>
        <text:list-item>
          <text:p text:style-name="P8">price</text:p>
        </text:list-item>
        <text:list-item>
          <text:p text:style-name="P8">promotion</text:p>
        </text:list-item>
      </text:list>
      <text:p text:style-name="P1"/>
      <text:p text:style-name="Standard">Bisogno → Bisogno di realizzazione, bisogno di uno status sociale rispettato e riconosciuto, sicurezza fisica (analisi corpo), <text:s/></text:p>
      <text:p text:style-name="Standard">Prodotto →<text:span text:style-name="T2"> </text:span><text:span text:style-name="T1">Smart Mirror</text:span></text:p>
      <text:p text:style-name="Standard">Cliente target → Adulti, Adolescenti</text:p>
      <text:p text:style-name="P1"/>
      <text:p text:style-name="Standard">Fasi dell’acquisto</text:p>
      <text:p text:style-name="Standard">- Individuazione del bisogno → Stimolo → Essere al passo coi tempi</text:p>
      <text:p text:style-name="Standard">- Ricerca di informazioni → Ad social – Pubblicità telematica</text:p>
      <text:p text:style-name="Standard">- Valutazione alternative → Non ci sono alternative, in quanto prodotto unico nel mercato e rivoluzionario</text:p>
      <text:p text:style-name="Standard">- Decisione d’acquisto → Acquisto on-line in siti di e-commerce (?)</text:p>
      <text:p text:style-name="Standard">- Comportamento post-vendita → Assistenza – Garanzia due anni – messaggio automatico in caso di problemi tecnici</text:p>
      <text:p text:style-name="P1"/>
      <text:p text:style-name="P2"/>
      <text:p text:style-name="P7">Ricerche di mercato</text:p>
      <text:p text:style-name="P3">Ricerche quantitative: - indagine via internet / Social Network</text:p>
      <text:p text:style-name="P4">Cosa deve fare lo specchio?</text:p>
      <text:p text:style-name="P4">Visualizzare il meteo – informazioni della giornata – prime notizie – musica – messaggi</text:p>
      <text:p text:style-name="P4"/>
      <text:p text:style-name="P5">Piano di marketing</text:p>
      <text:p text:style-name="P6">→ Analisi situazione di partenza</text:p>
      <text:p text:style-name="P12">Analisi interna: </text:p>
      <text:p text:style-name="P6">→ Individuazione degli obiettivi</text:p>
      <text:p text:style-name="P6">→ Strategie e strumenti da utilizzare</text:p>
      <text:p text:style-name="P6">→ Redazione del Budget</text:p>
      <text:p text:style-name="P6">→ Esecuzione dei controll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Segoe UI" style:font-size-asian="11pt" style:language-asian="it" style:country-asian="IT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Segoe UI" style:font-size-asian="11pt" style:language-asian="it" style:country-asian="IT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it" fo:country="IT" style:letter-kerning="false" style:font-name-asian="Segoe UI" style:font-family-asian="'Segoe UI'" style:font-family-generic-asian="system" style:font-pitch-asian="variable" style:font-size-asian="11pt" style:language-asian="it" style:country-asian="IT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07:05:00</meta:creation-date>
    <meta:initial-creator>HP</meta:initial-creator>
    <dc:language>it-IT</dc:language>
    <dc:date>2020-04-29T18:24:42.153000000</dc:date>
    <meta:editing-cycles>6</meta:editing-cycles>
    <meta:editing-duration>PT2H35M47S</meta:editing-duration>
    <meta:generator>LibreOffice/6.4.2.2$Windows_X86_64 LibreOffice_project/4e471d8c02c9c90f512f7f9ead8875b57fcb1ec3</meta:generator>
    <meta:document-statistic meta:table-count="0" meta:image-count="0" meta:object-count="0" meta:page-count="2" meta:paragraph-count="35" meta:word-count="194" meta:character-count="1245" meta:non-whitespace-character-count="1086"/>
    <meta:user-defined meta:name="AppVersion">12.0000</meta:user-defined>
    <meta:user-defined meta:name="Company">BASTARDS Te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